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2cm" draw:fill-color="#0096d4"/>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b4ff"/>
    </style:style>
    <style:style style:name="gr4" style:family="graphic" style:parent-style-name="standard">
      <style:graphic-properties draw:stroke="none" svg:stroke-width="0.001cm" draw:fill-color="#005a80"/>
    </style:style>
    <style:style style:name="gr5" style:family="graphic" style:parent-style-name="standard">
      <style:graphic-properties draw:stroke="none" svg:stroke-width="0.001cm" draw:fill-color="#000000"/>
    </style:style>
    <style:style style:name="gr6" style:family="graphic" style:parent-style-name="standard">
      <style:graphic-properties draw:stroke="none" svg:stroke-width="0cm" draw:fill-color="#000000"/>
    </style:style>
    <style:style style:name="gr7" style:family="graphic" style:parent-style-name="standard">
      <style:graphic-properties draw:stroke="none" svg:stroke-width="0.338cm" draw:fill-color="#000000"/>
    </style:style>
    <style:style style:name="gr8" style:family="graphic" style:parent-style-name="standard">
      <style:graphic-properties draw:stroke="none" svg:stroke-width="0.338cm" draw:fill-color="#ffffff"/>
    </style:style>
    <style:style style:name="gr9" style:family="graphic" style:parent-style-name="standard">
      <style:graphic-properties draw:stroke="none" svg:stroke-width="0cm" draw:fill-color="#ffffff"/>
    </style:style>
  </office:automatic-styles>
  <office:body>
    <office:drawing>
      <draw:page draw:name="page1" draw:style-name="dp1" draw:master-page-name="Default">
        <draw:g>
          <draw:glue-point draw:id="4" svg:x="-3.904cm" svg:y="-5cm"/>
          <draw:glue-point draw:id="5" svg:x="5cm" svg:y="-5cm"/>
          <draw:glue-point draw:id="6" svg:x="0.547cm" svg:y="-5cm"/>
          <draw:glue-point draw:id="7" svg:x="-5cm" svg:y="5cm"/>
          <draw:glue-point draw:id="8" svg:x="3.868cm" svg:y="5cm"/>
          <draw:glue-point draw:id="9" svg:x="-0.566cm" svg:y="5cm"/>
          <draw:glue-point draw:id="10" svg:x="-5cm" svg:y="-3.937cm"/>
          <draw:glue-point draw:id="11" svg:x="-5cm" svg:y="0.531cm"/>
          <draw:glue-point draw:id="12" svg:x="5cm" svg:y="3.85cm"/>
          <draw:glue-point draw:id="13" svg:x="5cm" svg:y="-0.576cm"/>
          <draw:glue-point draw:id="14" svg:x="-0.005cm" svg:y="-0.013cm"/>
          <draw:polygon draw:style-name="gr1" draw:layer="layout" svg:width="1.781cm" svg:height="1.787cm" svg:x="0cm" svg:y="0.213cm" svg:viewBox="0 0 1782 1788" draw:points="0,0 0,1788 1782,1788 1782,0">
            <text:p/>
          </draw:polygon>
          <draw:path draw:style-name="gr2" draw:layer="layout" svg:width="1.781cm" svg:height="1.787cm" svg:x="0cm" svg:y="0.213cm" svg:viewBox="0 0 1782 1788" svg:d="m0 1788h1782v-1788h-1782zm0 1788z">
            <text:p/>
          </draw:path>
          <draw:polygon draw:style-name="gr3" draw:layer="layout" svg:width="2.009cm" svg:height="0.213cm" svg:x="0cm" svg:y="0cm" svg:viewBox="0 0 2010 214" draw:points="0,214 226,0 2010,0 1782,214">
            <text:p/>
          </draw:polygon>
          <draw:path draw:style-name="gr2" draw:layer="layout" svg:width="2.002cm" svg:height="0.207cm" svg:x="0cm" svg:y="0.006cm" svg:viewBox="0 0 2003 208" svg:d="m0 207 220-207zm1783 0-222 208h-1781zm0-1z">
            <text:p/>
          </draw:path>
          <draw:polygon draw:style-name="gr4" draw:layer="layout" svg:width="0.227cm" svg:height="1.983cm" svg:x="1.781cm" svg:y="0cm" svg:viewBox="0 0 228 1984" draw:points="0,213 228,0 228,1770 0,1984">
            <text:p/>
          </draw:polygon>
          <draw:path draw:style-name="gr2" draw:layer="layout" svg:width="0.227cm" svg:height="1.977cm" svg:x="1.781cm" svg:y="0.006cm" svg:viewBox="0 0 228 1978" svg:d="m0 207 221-207zm7 0v1764l-228 214v-1771zm0 0z">
            <text:p/>
          </draw:path>
          <draw:polygon draw:style-name="gr5" draw:layer="layout" svg:width="0.437cm" svg:height="0.787cm" svg:x="0.421cm" svg:y="0.312cm" svg:viewBox="0 0 438 788" draw:points="162,788 162,278 0,278 210,0 438,278 275,278 275,606">
            <text:p/>
          </draw:polygon>
          <draw:polygon draw:style-name="gr5" draw:layer="layout" svg:width="0.437cm" svg:height="0.787cm" svg:x="0.421cm" svg:y="0.312cm" svg:viewBox="0 0 438 788" draw:points="162,788 162,278 0,278 210,0 438,278 275,278 275,606">
            <text:p/>
          </draw:polygon>
          <draw:polygon draw:style-name="gr5" draw:layer="layout" svg:width="0.761cm" svg:height="0.442cm" svg:x="0.956cm" svg:y="0.639cm" svg:viewBox="0 0 762 443" draw:points="0,163 502,163 502,0 762,229 502,443 502,278 178,278">
            <text:p/>
          </draw:polygon>
          <draw:polygon draw:style-name="gr5" draw:layer="layout" svg:width="0.761cm" svg:height="0.442cm" svg:x="0.956cm" svg:y="0.639cm" svg:viewBox="0 0 762 443" draw:points="0,163 502,163 502,0 762,229 502,443 502,278 178,278">
            <text:p/>
          </draw:polygon>
          <draw:polygon draw:style-name="gr5" draw:layer="layout" svg:width="0.438cm" svg:height="0.737cm" svg:x="0.972cm" svg:y="1.213cm" svg:viewBox="0 0 439 738" draw:points="292,0 292,475 439,475 227,738 0,475 162,475 162,180">
            <text:p/>
          </draw:polygon>
          <draw:polygon draw:style-name="gr5" draw:layer="layout" svg:width="0.438cm" svg:height="0.737cm" svg:x="0.972cm" svg:y="1.213cm" svg:viewBox="0 0 439 738" draw:points="292,0 292,475 439,475 227,738 0,475 162,475 162,180">
            <text:p/>
          </draw:polygon>
          <draw:polygon draw:style-name="gr5" draw:layer="layout" svg:width="0.761cm" svg:height="0.442cm" svg:x="0.097cm" svg:y="1.229cm" svg:viewBox="0 0 762 443" draw:points="762,295 258,295 258,443 0,230 258,0 258,164 599,164">
            <text:p/>
          </draw:polygon>
          <draw:polygon draw:style-name="gr5" draw:layer="layout" svg:width="0.761cm" svg:height="0.442cm" svg:x="0.097cm" svg:y="1.229cm" svg:viewBox="0 0 762 443" draw:points="762,295 258,295 258,443 0,230 258,0 258,164 599,164">
            <text:p/>
          </draw:polygon>
          <draw:polygon draw:style-name="gr6" draw:layer="layout" svg:width="0.841cm" svg:height="0.841cm" svg:x="0.491cm" svg:y="0.746cm" svg:viewBox="0 0 842 842" draw:points="842,421 840,458 835,496 826,533 815,568 800,603 782,637 761,668 738,698 711,725 683,750 652,772 620,792 586,808 551,821 514,831 477,838 439,842 402,842 364,838 327,831 290,821 255,808 221,792 189,772 158,750 130,725 103,698 80,668 59,637 41,603 26,568 15,533 6,496 1,458 0,421 1,383 6,345 15,308 26,273 41,238 59,204 80,173 103,143 130,116 158,91 189,69 221,49 255,33 290,20 327,10 364,3 402,0 439,0 477,3 514,10 551,20 586,33 620,49 652,69 683,91 711,116 738,143 761,173 782,204 800,238 815,273 826,308 835,345 840,383 842,421 711,421 710,394 706,368 700,343 692,319 682,294 670,271 655,250 639,229 621,210 601,193 580,178 558,165 535,153 510,144 485,137 459,133 434,130 407,130 382,133 356,137 331,144 306,153 283,165 261,178 240,193 220,210 202,229 186,250 171,271 159,294 149,319 141,343 135,368 131,394 130,421 131,447 135,473 141,498 149,522 159,547 171,570 186,591 202,612 220,631 240,648 261,663 283,676 306,688 331,697 356,704 382,708 407,711 434,711 459,708 485,704 510,697 535,688 558,676 580,663 601,648 621,631 639,612 655,591 670,570 682,547 692,522 700,498 706,473 710,447 711,421">
            <text:p/>
          </draw:polygon>
          <draw:polygon draw:style-name="gr7" draw:layer="layout" svg:width="0.437cm" svg:height="0.787cm" svg:x="0.956cm" svg:y="0.312cm" svg:viewBox="0 0 438 788" draw:points="292,788 292,278 438,278 227,0 0,278 178,278 178,606">
            <text:p/>
          </draw:polygon>
          <draw:polygon draw:style-name="gr7" draw:layer="layout" svg:width="0.437cm" svg:height="0.787cm" svg:x="0.956cm" svg:y="0.312cm" svg:viewBox="0 0 438 788" draw:points="292,788 292,278 438,278 227,0 0,278 178,278 178,606">
            <text:p/>
          </draw:polygon>
          <draw:polygon draw:style-name="gr7" draw:layer="layout" svg:width="0.761cm" svg:height="0.442cm" svg:x="0.097cm" svg:y="0.639cm" svg:viewBox="0 0 762 443" draw:points="762,163 258,163 258,0 0,229 258,443 258,278 583,278">
            <text:p/>
          </draw:polygon>
          <draw:polygon draw:style-name="gr7" draw:layer="layout" svg:width="0.761cm" svg:height="0.442cm" svg:x="0.097cm" svg:y="0.639cm" svg:viewBox="0 0 762 443" draw:points="762,163 258,163 258,0 0,229 258,443 258,278 583,278">
            <text:p/>
          </draw:polygon>
          <draw:polygon draw:style-name="gr7" draw:layer="layout" svg:width="0.437cm" svg:height="0.721cm" svg:x="0.405cm" svg:y="1.229cm" svg:viewBox="0 0 438 722" draw:points="162,0 162,459 0,459 227,722 438,459 275,459 275,164">
            <text:p/>
          </draw:polygon>
          <draw:polygon draw:style-name="gr7" draw:layer="layout" svg:width="0.437cm" svg:height="0.721cm" svg:x="0.405cm" svg:y="1.229cm" svg:viewBox="0 0 438 722" draw:points="162,0 162,459 0,459 227,722 438,459 275,459 275,164">
            <text:p/>
          </draw:polygon>
          <draw:polygon draw:style-name="gr7" draw:layer="layout" svg:width="0.761cm" svg:height="0.442cm" svg:x="0.956cm" svg:y="1.229cm" svg:viewBox="0 0 762 443" draw:points="0,295 502,295 502,443 762,230 502,0 502,164 178,164">
            <text:p/>
          </draw:polygon>
          <draw:polygon draw:style-name="gr7" draw:layer="layout" svg:width="0.761cm" svg:height="0.442cm" svg:x="0.956cm" svg:y="1.229cm" svg:viewBox="0 0 762 443" draw:points="0,295 502,295 502,443 762,230 502,0 502,164 178,164">
            <text:p/>
          </draw:polygon>
          <draw:polygon draw:style-name="gr8" draw:layer="layout" svg:width="0.437cm" svg:height="0.77cm" svg:x="0.405cm" svg:y="0.312cm" svg:viewBox="0 0 438 771" draw:points="162,771 162,262 0,262 227,0 438,262 275,262 275,590">
            <text:p/>
          </draw:polygon>
          <draw:polygon draw:style-name="gr8" draw:layer="layout" svg:width="0.437cm" svg:height="0.77cm" svg:x="0.405cm" svg:y="0.312cm" svg:viewBox="0 0 438 771" draw:points="162,771 162,262 0,262 227,0 438,262 275,262 275,590">
            <text:p/>
          </draw:polygon>
          <draw:polygon draw:style-name="gr8" draw:layer="layout" svg:width="0.777cm" svg:height="0.426cm" svg:x="0.939cm" svg:y="0.639cm" svg:viewBox="0 0 778 427" draw:points="0,147 503,147 503,0 778,213 503,427 503,262 178,262">
            <text:p/>
          </draw:polygon>
          <draw:polygon draw:style-name="gr8" draw:layer="layout" svg:width="0.777cm" svg:height="0.426cm" svg:x="0.939cm" svg:y="0.639cm" svg:viewBox="0 0 778 427" draw:points="0,147 503,147 503,0 778,213 503,427 503,262 178,262">
            <text:p/>
          </draw:polygon>
          <draw:polygon draw:style-name="gr8" draw:layer="layout" svg:width="0.437cm" svg:height="0.738cm" svg:x="0.956cm" svg:y="1.196cm" svg:viewBox="0 0 438 739" draw:points="292,0 292,476 438,476 227,739 0,476 161,476 161,180">
            <text:p/>
          </draw:polygon>
          <draw:polygon draw:style-name="gr8" draw:layer="layout" svg:width="0.437cm" svg:height="0.738cm" svg:x="0.956cm" svg:y="1.196cm" svg:viewBox="0 0 438 739" draw:points="292,0 292,476 438,476 227,739 0,476 161,476 161,180">
            <text:p/>
          </draw:polygon>
          <draw:polygon draw:style-name="gr8" draw:layer="layout" svg:width="0.778cm" svg:height="0.442cm" svg:x="0.081cm" svg:y="1.213cm" svg:viewBox="0 0 779 443" draw:points="779,295 260,295 260,443 0,229 260,0 260,163 600,163">
            <text:p/>
          </draw:polygon>
          <draw:polygon draw:style-name="gr8" draw:layer="layout" svg:width="0.778cm" svg:height="0.442cm" svg:x="0.081cm" svg:y="1.213cm" svg:viewBox="0 0 779 443" draw:points="779,295 260,295 260,443 0,229 260,0 260,163 600,163">
            <text:p/>
          </draw:polygon>
          <draw:polygon draw:style-name="gr9" draw:layer="layout" svg:width="0.841cm" svg:height="0.841cm" svg:x="0.477cm" svg:y="0.732cm" svg:viewBox="0 0 842 842" draw:points="842,421 840,458 835,496 826,533 815,568 800,603 782,637 761,668 738,698 711,725 683,750 652,772 620,792 586,808 551,821 514,831 477,838 439,842 402,842 364,838 327,831 290,821 255,808 221,792 189,772 158,750 130,725 103,698 80,668 59,637 41,603 26,568 15,533 6,496 1,458 0,421 1,383 6,345 15,308 26,273 41,238 59,204 80,173 103,143 130,116 158,91 189,69 221,49 255,33 290,20 327,10 364,3 402,0 439,0 477,3 514,10 551,20 586,33 620,49 652,69 683,91 711,116 738,143 761,173 782,204 800,238 815,273 826,308 835,345 840,383 842,421 711,421 710,394 706,368 700,343 692,319 682,294 670,271 655,250 639,229 621,210 601,193 580,178 558,165 535,153 510,144 485,137 459,133 434,130 407,130 382,133 356,137 331,144 306,153 283,165 261,178 240,193 220,210 202,229 186,250 171,271 159,294 149,319 141,343 135,368 131,394 130,421 131,447 135,473 141,498 149,522 159,547 171,570 186,591 202,612 220,631 240,648 261,663 283,676 306,688 331,697 356,704 382,708 407,711 434,711 459,708 485,704 510,697 535,688 558,676 580,663 601,648 621,631 639,612 655,591 670,570 682,547 692,522 700,498 706,473 710,447 711,421">
            <text:p/>
          </draw:polygon>
          <draw:polygon draw:style-name="gr8" draw:layer="layout" svg:width="0.438cm" svg:height="0.77cm" svg:x="0.939cm" svg:y="0.312cm" svg:viewBox="0 0 439 771" draw:points="292,771 292,262 439,262 227,0 0,262 178,262 178,590">
            <text:p/>
          </draw:polygon>
          <draw:polygon draw:style-name="gr8" draw:layer="layout" svg:width="0.438cm" svg:height="0.77cm" svg:x="0.939cm" svg:y="0.312cm" svg:viewBox="0 0 439 771" draw:points="292,771 292,262 439,262 227,0 0,262 178,262 178,590">
            <text:p/>
          </draw:polygon>
          <draw:polygon draw:style-name="gr8" draw:layer="layout" svg:width="0.762cm" svg:height="0.426cm" svg:x="0.081cm" svg:y="0.639cm" svg:viewBox="0 0 763 427" draw:points="763,147 260,147 260,0 0,213 260,427 260,262 600,262">
            <text:p/>
          </draw:polygon>
          <draw:polygon draw:style-name="gr8" draw:layer="layout" svg:width="0.762cm" svg:height="0.426cm" svg:x="0.081cm" svg:y="0.639cm" svg:viewBox="0 0 763 427" draw:points="763,147 260,147 260,0 0,213 260,427 260,262 600,262">
            <text:p/>
          </draw:polygon>
          <draw:polygon draw:style-name="gr8" draw:layer="layout" svg:width="0.437cm" svg:height="0.721cm" svg:x="0.388cm" svg:y="1.213cm" svg:viewBox="0 0 438 722" draw:points="162,0 162,459 0,459 227,722 438,459 275,459 275,163">
            <text:p/>
          </draw:polygon>
          <draw:polygon draw:style-name="gr8" draw:layer="layout" svg:width="0.437cm" svg:height="0.721cm" svg:x="0.388cm" svg:y="1.213cm" svg:viewBox="0 0 438 722" draw:points="162,0 162,459 0,459 227,722 438,459 275,459 275,163">
            <text:p/>
          </draw:polygon>
          <draw:polygon draw:style-name="gr8" draw:layer="layout" svg:width="0.777cm" svg:height="0.442cm" svg:x="0.939cm" svg:y="1.213cm" svg:viewBox="0 0 778 443" draw:points="0,295 503,295 503,443 778,229 503,0 503,163 178,163">
            <text:p/>
          </draw:polygon>
          <draw:polygon draw:style-name="gr8" draw:layer="layout" svg:width="0.777cm" svg:height="0.442cm" svg:x="0.939cm" svg:y="1.213cm" svg:viewBox="0 0 778 443" draw:points="0,295 503,295 503,443 778,229 503,0 503,163 178,163">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Programmable Switch</dc:title>
    <meta:creation-date>2011-02-07T16:39:07</meta:creation-date>
    <meta:editing-duration>P0D</meta:editing-duration>
    <meta:editing-cycles>1</meta:editing-cycles>
    <meta:document-statistic meta:object-count="41"/>
    <meta:generator>OpenOffice.org/3.3$Linux OpenOffice.org_project/330m20$Build-9567</meta:generator>
  </office:meta>
</office:document-meta>
</file>